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70000038F88F05FDB75ECCA45.png" manifest:media-type="image/png"/>
  <manifest:file-entry manifest:full-path="Pictures/10000001000001E70000038F6184BED21EB2A49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GOST type B" svg:font-family="'GOST type B'"/>
    <style:font-face style:name="GOST type B1" svg:font-family="'GOST type B'" style:font-pitch="variable"/>
    <style:font-face style:name="Gost type b" svg:font-family="'Gost type b'"/>
    <style:font-face style:name="Gost type b1" svg:font-family="'Gost type b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0000" svg:stroke-opacity="100%" draw:stroke-linejoin="round" svg:stroke-linecap="round" draw:fill="none" fo:padding-top="0.178cm" fo:padding-bottom="0.178cm" fo:padding-left="0.303cm" fo:padding-right="0.303cm"/>
    </style:style>
    <style:style style:name="gr2" style:family="graphic" style:parent-style-name="standard">
      <style:graphic-properties draw:stroke="solid" svg:stroke-width="0.009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3" style:family="graphic" style:parent-style-name="standard">
      <style:graphic-properties draw:stroke="none" draw:fill="none" draw:textarea-vertical-align="middle" fo:min-height="1.476cm" fo:min-width="2.54cm" fo:padding-top="0.035cm" fo:padding-bottom="0.035cm" fo:padding-left="0.035cm" fo:padding-right="0.035cm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0.445cm" fo:min-width="2.54cm" fo:padding-top="0.035cm" fo:padding-bottom="0.035cm" fo:padding-left="0.035cm" fo:padding-right="0.035cm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0.466cm" fo:min-width="2.54cm" fo:padding-top="0.035cm" fo:padding-bottom="0.035cm" fo:padding-left="0.035cm" fo:padding-right="0.035cm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428cm" fo:min-width="2.54cm" fo:padding-top="0.035cm" fo:padding-bottom="0.035cm" fo:padding-left="0.035cm" fo:padding-right="0.035cm"/>
      <style:paragraph-properties style:writing-mode="lr-tb"/>
    </style:style>
    <style:style style:name="gr7" style:family="graphic" style:parent-style-name="standard">
      <style:graphic-properties draw:stroke="solid" svg:stroke-width="0.035cm" svg:stroke-color="#000000" svg:stroke-opacity="100%" draw:stroke-linejoin="round" svg:stroke-linecap="round" draw:fill="none" fo:padding-top="0.142cm" fo:padding-bottom="0.142cm" fo:padding-left="0.267cm" fo:padding-right="0.267cm"/>
    </style:style>
    <style:style style:name="gr8" style:family="graphic" style:parent-style-name="standard">
      <style:graphic-properties draw:stroke="none" draw:fill="none" draw:textarea-vertical-align="middle" fo:min-height="0.425cm" fo:min-width="2.54cm" fo:padding-top="0.035cm" fo:padding-bottom="0.035cm" fo:padding-left="0.035cm" fo:padding-right="0.035cm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1.655cm" fo:min-width="2.54cm" fo:padding-top="0.035cm" fo:padding-bottom="0.035cm" fo:padding-left="0.035cm" fo:padding-right="0.035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2.785cm" fo:min-width="2.54cm" fo:padding-top="0.035cm" fo:padding-bottom="0.035cm" fo:padding-left="0.035cm" fo:padding-right="0.035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1.512cm" fo:min-width="2.54cm" fo:padding-top="0.035cm" fo:padding-bottom="0.035cm" fo:padding-left="0.035cm" fo:padding-right="0.035cm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0.286cm" fo:min-width="2.54cm" fo:padding-top="0.071cm" fo:padding-bottom="0.071cm" fo:padding-left="0.071cm" fo:padding-right="0.071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text-properties style:font-name="GOST type B1" fo:font-style="normal"/>
    </style:style>
    <style:style style:name="P2" style:family="paragraph">
      <style:paragraph-properties fo:margin-left="0cm" fo:margin-right="0cm" fo:margin-top="0cm" fo:margin-bottom="0cm" fo:line-height="120%" fo:text-align="center" fo:text-indent="0cm"/>
      <style:text-properties style:font-name="GOST type B1" fo:font-style="normal" style:font-style-asian="normal" style:font-style-complex="normal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style:font-name="GOST type B1" fo:font-style="normal" style:font-style-asian="normal" style:font-style-complex="normal"/>
    </style:style>
    <style:style style:name="P4" style:family="paragraph">
      <style:paragraph-properties fo:margin-left="0cm" fo:margin-right="0cm" fo:margin-top="0cm" fo:margin-bottom="0cm" fo:line-height="120%" fo:text-align="center" fo:text-indent="0cm"/>
      <style:text-properties style:font-name="GOST type B1" fo:font-style="normal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style:font-name="GOST type B1" fo:font-style="normal"/>
    </style:style>
    <style:style style:name="P6" style:family="paragraph">
      <style:paragraph-properties fo:margin-left="0cm" fo:margin-right="0cm" fo:margin-top="0cm" fo:margin-bottom="0cm" fo:line-height="120%" fo:text-align="center" fo:text-indent="0cm"/>
      <style:text-properties style:font-name="GOST type B1" fo:font-style="normal" style:font-style-asian="italic" style:font-style-complex="italic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style:font-name="GOST type B1" fo:font-style="normal" style:font-style-asian="italic" style:font-style-complex="italic"/>
    </style:style>
    <style:style style:name="P8" style:family="paragraph">
      <style:paragraph-properties fo:margin-left="0cm" fo:margin-right="0cm" fo:margin-top="0cm" fo:margin-bottom="0cm" fo:line-height="120%" fo:text-align="center" fo:text-indent="0cm"/>
      <style:text-properties style:font-name="GOST type B1" fo:font-size="9pt" fo:font-style="normal" style:font-size-asian="9pt" style:font-size-complex="9pt"/>
    </style:style>
    <style:style style:name="P9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style:font-name="GOST type B1" fo:font-size="9pt" fo:font-style="normal" style:font-size-asian="9pt" style:font-size-complex="9pt"/>
    </style:style>
    <style:style style:name="P10" style:family="paragraph">
      <style:paragraph-properties fo:margin-left="0cm" fo:margin-right="0cm" fo:margin-top="0cm" fo:margin-bottom="0cm" fo:line-height="120%" fo:text-align="center" fo:text-indent="0cm"/>
      <style:text-properties style:font-name="GOST type B1" fo:font-size="9pt" fo:font-style="normal" style:font-size-asian="9pt" style:font-style-asian="normal" style:font-size-complex="9pt" style:font-style-complex="normal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style:font-name="GOST type B1" fo:font-size="9pt" fo:font-style="normal" style:font-size-asian="9pt" style:font-style-asian="normal" style:font-size-complex="9pt" style:font-style-complex="normal"/>
    </style:style>
    <style:style style:name="P12" style:family="paragraph">
      <style:paragraph-properties fo:margin-left="0cm" fo:margin-right="0cm" fo:margin-top="0cm" fo:margin-bottom="0cm" fo:line-height="120%" fo:text-align="center" fo:text-indent="0cm"/>
      <style:text-properties style:font-name="GOST type B1" fo:font-size="10pt" fo:font-style="normal" style:font-size-asian="10pt" style:font-style-asian="normal" style:font-size-complex="10pt" style:font-style-complex="normal"/>
    </style:style>
    <style:style style:name="P13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style:font-name="GOST type B1" fo:font-size="10pt" fo:font-style="normal" style:font-size-asian="10pt" style:font-style-asian="normal" style:font-size-complex="10pt" style:font-style-complex="normal"/>
    </style:style>
    <style:style style:name="P14" style:family="paragraph">
      <style:paragraph-properties fo:margin-left="0cm" fo:margin-right="0cm" fo:margin-top="0cm" fo:margin-bottom="0cm" fo:line-height="120%" fo:text-align="start" fo:text-indent="0cm"/>
      <style:text-properties style:font-name="GOST type B1" fo:font-size="10pt" fo:font-style="normal" style:font-size-asian="10pt" style:font-style-asian="normal" style:font-size-complex="10pt" style:font-style-complex="normal"/>
    </style:style>
    <style:style style:name="P15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  <style:text-properties style:font-name="GOST type B1" fo:font-size="10pt" fo:font-style="normal" style:font-size-asian="10pt" style:font-style-asian="normal" style:font-size-complex="10pt" style:font-style-complex="normal"/>
    </style:style>
    <style:style style:name="P16" style:family="paragraph">
      <loext:graphic-properties draw:fill="none"/>
    </style:style>
    <style:style style:name="P17" style:family="paragraph">
      <loext:graphic-properties draw:fill="none"/>
      <style:paragraph-properties style:writing-mode="lr-tb"/>
      <style:text-properties style:font-name="GOST type B1" fo:font-style="normal" style:font-style-asian="normal" style:font-style-complex="normal"/>
    </style:style>
    <style:style style:name="P18" style:family="paragraph">
      <style:paragraph-properties fo:margin-left="0cm" fo:margin-right="0cm" fo:margin-top="0cm" fo:margin-bottom="0cm" fo:line-height="120%" fo:text-align="end" fo:text-indent="0cm"/>
      <style:text-properties style:font-name="GOST type B1" fo:font-style="normal" style:font-style-asian="normal" style:font-style-complex="normal"/>
    </style:style>
    <style:style style:name="P19" style:family="paragraph">
      <loext:graphic-properties draw:fill="none"/>
      <style:paragraph-properties fo:margin-left="0cm" fo:margin-right="0cm" fo:margin-top="0cm" fo:margin-bottom="0cm" fo:line-height="120%" fo:text-align="end" fo:text-indent="0cm" style:writing-mode="lr-tb"/>
      <style:text-properties style:font-name="GOST type B1" fo:font-style="normal" style:font-style-asian="normal" style:font-style-complex="normal"/>
    </style:style>
    <style:style style:name="P20" style:family="paragraph">
      <style:paragraph-properties fo:text-align="center"/>
    </style:style>
    <style:style style:name="T1" style:family="text">
      <style:text-properties fo:color="#000000" loext:opacity="100%" fo:font-size="24pt" style:font-name-asian="Arial1" style:font-size-asian="24pt" style:font-style-asian="normal" style:font-name-complex="Arial1" style:font-size-complex="24pt" style:font-style-complex="normal"/>
    </style:style>
    <style:style style:name="T2" style:family="text">
      <style:text-properties fo:color="#000000" loext:opacity="100%" fo:font-size="9pt" style:font-name-asian="Arial1" style:font-size-asian="9pt" style:font-style-asian="italic" style:font-name-complex="Arial1" style:font-size-complex="9pt" style:font-style-complex="italic"/>
    </style:style>
    <style:style style:name="T3" style:family="text">
      <style:text-properties fo:color="#000000" loext:opacity="100%" fo:font-size="12pt" style:font-name-asian="Arial1" style:font-size-asian="12pt" style:font-style-asian="italic" style:font-name-complex="Arial1" style:font-size-complex="12pt" style:font-style-complex="italic"/>
    </style:style>
    <style:style style:name="T4" style:family="text">
      <style:text-properties fo:color="#000000" loext:opacity="100%" fo:font-size="9pt" style:font-name-asian="Arial1" style:font-size-asian="9pt" style:font-style-asian="normal" style:font-name-complex="Arial1" style:font-size-complex="9pt" style:font-style-complex="normal"/>
    </style:style>
    <style:style style:name="T5" style:family="text">
      <style:text-properties fo:color="#000000" loext:opacity="100%" fo:font-size="8pt" style:font-name-asian="Arial1" style:font-size-asian="8pt" style:font-style-asian="italic" style:font-name-complex="Arial1" style:font-size-complex="8pt" style:font-style-complex="italic"/>
    </style:style>
    <style:style style:name="T6" style:family="text">
      <style:text-properties fo:color="#000000" loext:opacity="100%" fo:font-size="10pt" style:font-name-asian="Arial1" style:font-size-asian="10pt" style:font-style-asian="normal" style:font-name-complex="Arial1" style:font-size-complex="10pt" style:font-style-complex="normal"/>
    </style:style>
    <style:style style:name="T7" style:family="text">
      <style:text-properties fo:color="#000000" loext:opacity="100%" fo:font-size="8pt" style:font-name-asian="Arial1" style:font-size-asian="8pt" style:font-style-asian="normal" style:font-name-complex="Arial1" style:font-size-complex="8pt" style:font-style-complex="normal"/>
    </style:style>
    <style:style style:name="T8" style:family="text">
      <style:text-properties fo:color="#000000" loext:opacity="100%" style:font-name="GOST type B1" fo:font-size="18pt" fo:font-style="normal" style:font-name-asian="Arial1" style:font-size-asian="18pt" style:font-style-asian="normal" style:font-name-complex="Arial1" style:font-size-complex="18pt" style:font-style-complex="normal"/>
    </style:style>
    <style:style style:name="T9" style:family="text">
      <style:text-properties fo:color="#000000" loext:opacity="100%" fo:font-size="14pt" style:font-name-asian="Calibri1" style:font-size-asian="14pt" style:font-style-asian="italic" style:font-name-complex="Calibri1" style:font-size-complex="14pt" style:font-style-complex="italic"/>
    </style:style>
    <style:style style:name="T10" style:family="text">
      <style:text-properties fo:color="#000000" loext:opacity="100%" fo:font-size="10pt" style:font-name-asian="Arial1" style:font-size-asian="10pt" style:font-style-asian="italic" style:font-name-complex="Arial1" style:font-size-complex="10pt" style:font-style-complex="italic"/>
    </style:style>
    <style:style style:name="T11" style:family="text">
      <style:text-properties fo:color="#000000" loext:opacity="100%" fo:font-size="7pt" style:font-name-asian="Arial1" style:font-size-asian="7pt" style:font-style-asian="normal" style:font-name-complex="Arial1" style:font-size-complex="7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polyline draw:style-name="gr1" draw:text-style-name="P1" draw:layer="layout" svg:width="18.5cm" svg:height="5.67cm" svg:x="0.368cm" svg:y="22.373cm" svg:viewBox="0 0 18501 5671" draw:points="18501,5671 18501,0 0,0 0,5671 18401,5671">
          <text:p/>
        </draw:polyline>
        <draw:polyline draw:style-name="gr1" draw:text-style-name="P1" draw:layer="layout" svg:width="12cm" svg:height="2.577cm" svg:x="6.868cm" svg:y="23.92cm" svg:viewBox="0 0 12001 2578" draw:points="0,0 0,2578 12001,2578">
          <text:p/>
        </draw:polyline>
        <draw:line draw:style-name="gr1" draw:text-style-name="P1" draw:layer="layout" svg:x1="6.868cm" svg:y1="26.497cm" svg:x2="6.868cm" svg:y2="28.043cm">
          <text:p/>
        </draw:line>
        <draw:line draw:style-name="gr1" draw:text-style-name="P1" draw:layer="layout" svg:x1="13.868cm" svg:y1="23.92cm" svg:x2="13.868cm" svg:y2="28.043cm">
          <text:p/>
        </draw:line>
        <draw:line draw:style-name="gr2" draw:text-style-name="P1" draw:layer="layout" svg:x1="0.368cm" svg:y1="22.889cm" svg:x2="6.867cm" svg:y2="22.889cm">
          <text:p/>
        </draw:line>
        <draw:line draw:style-name="gr2" draw:text-style-name="P1" draw:layer="layout" svg:x1="0.368cm" svg:y1="23.404cm" svg:x2="6.867cm" svg:y2="23.404cm">
          <text:p/>
        </draw:line>
        <draw:line draw:style-name="gr2" draw:text-style-name="P1" draw:layer="layout" svg:x1="0.368cm" svg:y1="23.92cm" svg:x2="6.867cm" svg:y2="23.92cm">
          <text:p/>
        </draw:line>
        <draw:line draw:style-name="gr1" draw:text-style-name="P1" draw:layer="layout" svg:x1="0.368cm" svg:y1="24.435cm" svg:x2="6.867cm" svg:y2="24.435cm">
          <text:p/>
        </draw:line>
        <draw:line draw:style-name="gr2" draw:text-style-name="P1" draw:layer="layout" svg:x1="0.368cm" svg:y1="25.466cm" svg:x2="6.867cm" svg:y2="25.466cm">
          <text:p/>
        </draw:line>
        <draw:line draw:style-name="gr2" draw:text-style-name="P1" draw:layer="layout" svg:x1="0.368cm" svg:y1="26.497cm" svg:x2="6.867cm" svg:y2="26.497cm">
          <text:p/>
        </draw:line>
        <draw:line draw:style-name="gr1" draw:text-style-name="P1" draw:layer="layout" svg:x1="0.368cm" svg:y1="24.951cm" svg:x2="6.867cm" svg:y2="24.951cm">
          <text:p/>
        </draw:line>
        <draw:line draw:style-name="gr2" draw:text-style-name="P1" draw:layer="layout" svg:x1="0.368cm" svg:y1="25.982cm" svg:x2="6.867cm" svg:y2="25.982cm">
          <text:p/>
        </draw:line>
        <draw:line draw:style-name="gr2" draw:text-style-name="P1" draw:layer="layout" svg:x1="0.368cm" svg:y1="27.013cm" svg:x2="6.867cm" svg:y2="27.013cm">
          <text:p/>
        </draw:line>
        <draw:line draw:style-name="gr2" draw:text-style-name="P1" draw:layer="layout" svg:x1="0.368cm" svg:y1="27.528cm" svg:x2="6.867cm" svg:y2="27.528cm">
          <text:p/>
        </draw:line>
        <draw:line draw:style-name="gr1" draw:text-style-name="P1" draw:layer="layout" svg:x1="1.068cm" svg:y1="22.373cm" svg:x2="1.068cm" svg:y2="24.95cm">
          <text:p/>
        </draw:line>
        <draw:line draw:style-name="gr1" draw:text-style-name="P1" draw:layer="layout" svg:x1="2.068cm" svg:y1="22.373cm" svg:x2="2.068cm" svg:y2="24.95cm">
          <text:p/>
        </draw:line>
        <draw:line draw:style-name="gr1" draw:text-style-name="P1" draw:layer="layout" svg:x1="4.368cm" svg:y1="22.373cm" svg:x2="4.368cm" svg:y2="24.95cm">
          <text:p/>
        </draw:line>
        <draw:line draw:style-name="gr1" draw:text-style-name="P1" draw:layer="layout" svg:x1="5.868cm" svg:y1="22.373cm" svg:x2="5.868cm" svg:y2="24.95cm">
          <text:p/>
        </draw:line>
        <draw:line draw:style-name="gr1" draw:text-style-name="P1" draw:layer="layout" svg:x1="2.068cm" svg:y1="24.951cm" svg:x2="2.068cm" svg:y2="28.043cm">
          <text:p/>
        </draw:line>
        <draw:line draw:style-name="gr1" draw:text-style-name="P1" draw:layer="layout" svg:x1="4.368cm" svg:y1="24.951cm" svg:x2="4.368cm" svg:y2="28.043cm">
          <text:p/>
        </draw:line>
        <draw:line draw:style-name="gr1" draw:text-style-name="P1" draw:layer="layout" svg:x1="5.868cm" svg:y1="24.951cm" svg:x2="5.868cm" svg:y2="28.043cm">
          <text:p/>
        </draw:line>
        <draw:line draw:style-name="gr1" draw:text-style-name="P1" draw:layer="layout" svg:x1="13.868cm" svg:y1="24.435cm" svg:x2="18.868cm" svg:y2="24.435cm">
          <text:p/>
        </draw:line>
        <draw:line draw:style-name="gr1" draw:text-style-name="P1" draw:layer="layout" svg:x1="13.868cm" svg:y1="25.982cm" svg:x2="18.868cm" svg:y2="25.982cm">
          <text:p/>
        </draw:line>
        <draw:polyline draw:style-name="gr1" draw:text-style-name="P1" draw:layer="layout" svg:width="12cm" svg:height="1.546cm" svg:x="6.868cm" svg:y="22.373cm" svg:viewBox="0 0 12001 1547" draw:points="0,0 0,1547 12001,1547">
          <text:p/>
        </draw:polyline>
        <draw:frame draw:style-name="gr3" draw:text-style-name="P3" draw:layer="layout" svg:width="12cm" svg:height="1.546cm" svg:x="6.868cm" svg:y="22.373cm">
          <draw:text-box>
            <text:p text:style-name="P2"><text:span text:style-name="T1">ГУИР.</text:span><text:span text:style-name="T1">40040</text:span><text:span text:style-name="T1">1.003.</text:span><text:span text:style-name="T1">04</text:span></text:p>
          </draw:text-box>
        </draw:frame>
        <draw:frame draw:style-name="gr4" draw:text-style-name="P5" draw:layer="layout" svg:width="1.5cm" svg:height="0.515cm" svg:x="13.868cm" svg:y="23.92cm">
          <draw:text-box>
            <text:p text:style-name="P4"><text:span text:style-name="T2">Лит.</text:span></text:p>
          </draw:text-box>
        </draw:frame>
        <draw:frame draw:style-name="gr5" draw:text-style-name="P5" draw:layer="layout" svg:width="1.5cm" svg:height="0.536cm" svg:x="15.368cm" svg:y="23.92cm">
          <draw:text-box>
            <text:p text:style-name="P4"><text:span text:style-name="T2">Масс</text:span><text:span text:style-name="T2">а</text:span></text:p>
          </draw:text-box>
        </draw:frame>
        <draw:frame draw:style-name="gr6" draw:text-style-name="P5" draw:layer="layout" svg:width="2cm" svg:height="0.498cm" svg:x="16.918cm" svg:y="23.939cm">
          <draw:text-box>
            <text:p text:style-name="P4"><text:span text:style-name="T2">Масштаб</text:span></text:p>
          </draw:text-box>
        </draw:frame>
        <draw:frame draw:style-name="gr6" draw:text-style-name="P5" draw:layer="layout" svg:width="2.007cm" svg:height="0.498cm" svg:x="13.868cm" svg:y="26.016cm">
          <draw:text-box>
            <text:p text:style-name="P4"><text:span text:style-name="T2">Лист 17</text:span></text:p>
          </draw:text-box>
        </draw:frame>
        <draw:line draw:style-name="gr7" draw:text-style-name="P1" draw:layer="layout" svg:x1="17.068cm" svg:y1="23.92cm" svg:x2="17.068cm" svg:y2="25.981cm">
          <text:p/>
        </draw:line>
        <draw:line draw:style-name="gr7" draw:text-style-name="P1" draw:layer="layout" svg:x1="15.868cm" svg:y1="25.982cm" svg:x2="15.868cm" svg:y2="26.497cm">
          <text:p/>
        </draw:line>
        <draw:line draw:style-name="gr7" draw:text-style-name="P1" draw:layer="layout" svg:x1="15.368cm" svg:y1="23.92cm" svg:x2="15.389cm" svg:y2="25.983cm">
          <text:p/>
        </draw:line>
        <draw:frame draw:style-name="gr4" draw:text-style-name="P5" draw:layer="layout" svg:width="2.95cm" svg:height="0.515cm" svg:x="15.918cm" svg:y="25.982cm">
          <draw:text-box>
            <text:p text:style-name="P4"><text:span text:style-name="T2">Листов <text:s text:c="3"/></text:span><text:span text:style-name="T2">29</text:span></text:p>
          </draw:text-box>
        </draw:frame>
        <draw:frame draw:style-name="gr3" draw:text-style-name="P7" draw:layer="layout" svg:width="4.762cm" svg:height="1.546cm" svg:x="13.97cm" svg:y="26.394cm">
          <draw:text-box>
            <text:p text:style-name="P6"><text:span text:style-name="T3">Кафедр</text:span><text:span text:style-name="T3">а </text:span><text:span text:style-name="T3">информ</text:span><text:span text:style-name="T3">атики, </text:span><text:span text:style-name="T3">гр.1535</text:span><text:span text:style-name="T3">02</text:span></text:p>
          </draw:text-box>
        </draw:frame>
        <draw:frame draw:style-name="gr4" draw:text-style-name="P9" draw:layer="layout" svg:width="0.68cm" svg:height="0.515cm" svg:x="0.388cm" svg:y="24.435cm">
          <draw:text-box>
            <text:p text:style-name="P8"><text:span text:style-name="T4">Изм</text:span><text:span text:style-name="T2">.</text:span></text:p>
          </draw:text-box>
        </draw:frame>
        <draw:frame draw:style-name="gr4" draw:text-style-name="P11" draw:layer="layout" svg:width="0.98cm" svg:height="0.515cm" svg:x="1.088cm" svg:y="24.435cm">
          <draw:text-box>
            <text:p text:style-name="P10"><text:span text:style-name="T4">Лист</text:span></text:p>
          </draw:text-box>
        </draw:frame>
        <draw:frame draw:style-name="gr4" draw:text-style-name="P11" draw:layer="layout" svg:width="2.28cm" svg:height="0.515cm" svg:x="2.068cm" svg:y="24.435cm">
          <draw:text-box>
            <text:p text:style-name="P10"><text:span text:style-name="T4">№ </text:span><text:span text:style-name="T4">докум.</text:span></text:p>
          </draw:text-box>
        </draw:frame>
        <draw:frame draw:style-name="gr4" draw:text-style-name="P5" draw:layer="layout" svg:width="1.5cm" svg:height="0.515cm" svg:x="4.368cm" svg:y="24.435cm">
          <draw:text-box>
            <text:p text:style-name="P4"><text:span text:style-name="T2">Подп</text:span><text:span text:style-name="T5">.</text:span></text:p>
          </draw:text-box>
        </draw:frame>
        <draw:frame draw:style-name="gr8" draw:text-style-name="P11" draw:layer="layout" svg:width="1.02cm" svg:height="0.495cm" svg:x="5.848cm" svg:y="24.435cm">
          <draw:text-box>
            <text:p text:style-name="P10"><text:span text:style-name="T4">Дата</text:span></text:p>
          </draw:text-box>
        </draw:frame>
        <draw:frame draw:style-name="gr4" draw:text-style-name="P3" draw:layer="layout" svg:width="1.7cm" svg:height="0.533cm" svg:x="0.118cm" svg:y="24.942cm">
          <draw:text-box>
            <text:p text:style-name="P2"><text:span text:style-name="T6">Разраб</text:span><text:span text:style-name="T7">.</text:span></text:p>
          </draw:text-box>
        </draw:frame>
        <draw:frame draw:style-name="gr4" draw:text-style-name="P13" draw:layer="layout" svg:width="1.7cm" svg:height="0.533cm" svg:x="0.018cm" svg:y="25.457cm">
          <draw:text-box>
            <text:p text:style-name="P12"><text:span text:style-name="T6">Пров.</text:span></text:p>
          </draw:text-box>
        </draw:frame>
        <draw:frame draw:style-name="gr4" draw:text-style-name="P15" draw:layer="layout" svg:width="2.28cm" svg:height="0.533cm" svg:x="2.16cm" svg:y="25.457cm">
          <draw:text-box>
            <text:p text:style-name="P14"><text:span text:style-name="T6">Туровец</text:span></text:p>
          </draw:text-box>
        </draw:frame>
        <draw:line draw:style-name="gr1" draw:text-style-name="P16" draw:layer="layout" svg:x1="0.368cm" svg:y1="22.512cm" svg:x2="0.368cm" svg:y2="0.053cm">
          <text:p/>
        </draw:line>
        <draw:line draw:style-name="gr1" draw:text-style-name="P16" draw:layer="layout" svg:x1="0.368cm" svg:y1="0.053cm" svg:x2="18.818cm" svg:y2="0.053cm">
          <text:p/>
        </draw:line>
        <draw:line draw:style-name="gr1" draw:text-style-name="P16" draw:layer="layout" svg:x1="18.868cm" svg:y1="22.373cm" svg:x2="18.868cm" svg:y2="0.053cm">
          <text:p/>
        </draw:line>
        <draw:line draw:style-name="gr1" draw:text-style-name="P16" draw:layer="layout" svg:x1="17.509cm" svg:y1="0.053cm" svg:x2="17.503cm" svg:y2="7.214cm">
          <text:p/>
        </draw:line>
        <draw:line draw:style-name="gr1" draw:text-style-name="P1" draw:layer="layout" svg:x1="17.503cm" svg:y1="7.213cm" svg:x2="18.867cm" svg:y2="7.213cm">
          <text:p/>
        </draw:line>
        <draw:frame draw:style-name="gr9" draw:text-style-name="P17" draw:layer="layout" svg:width="7.114cm" svg:height="1.725cm" draw:transform="rotate (-1.5707963267949) translate (19.092cm 0.104cm)">
          <draw:text-box>
            <text:p text:style-name="P2"><text:span text:style-name="T8">ГУИР.4</text:span><text:span text:style-name="T8">00401.0</text:span><text:span text:style-name="T8">03.03</text:span></text:p>
          </draw:text-box>
        </draw:frame>
        <draw:frame draw:style-name="gr10" draw:text-style-name="P7" draw:layer="layout" svg:width="7cm" svg:height="2.855cm" svg:x="6.667cm" svg:y="24.13cm">
          <draw:text-box>
            <text:p text:style-name="P6"><text:span text:style-name="T9">Гра</text:span><text:span text:style-name="T9">фич</text:span><text:span text:style-name="T9">ески</text:span><text:span text:style-name="T9">й </text:span><text:span text:style-name="T9">инт</text:span><text:span text:style-name="T9">ерф</text:span><text:span text:style-name="T9">ейс </text:span><text:span text:style-name="T9">про</text:span><text:span text:style-name="T9">гра</text:span><text:span text:style-name="T9">ммы</text:span></text:p>
            <text:p text:style-name="P6"><text:span text:style-name="T9"/></text:p>
          </draw:text-box>
        </draw:frame>
        <draw:frame draw:style-name="gr11" draw:text-style-name="P5" draw:layer="layout" svg:width="1.928cm" svg:height="1.582cm" svg:x="16.903cm" svg:y="24.435cm">
          <draw:text-box>
            <text:p text:style-name="P4"><text:span text:style-name="T10">1</text:span><text:span text:style-name="T10">:</text:span><text:span text:style-name="T10">1</text:span></text:p>
          </draw:text-box>
        </draw:frame>
        <draw:line draw:style-name="gr7" draw:text-style-name="P1" draw:layer="layout" svg:x1="14.368cm" svg:y1="24.492cm" svg:x2="14.368cm" svg:y2="25.945cm">
          <text:p/>
        </draw:line>
        <draw:line draw:style-name="gr7" draw:text-style-name="P1" draw:layer="layout" svg:x1="14.868cm" svg:y1="24.487cm" svg:x2="14.868cm" svg:y2="25.956cm">
          <text:p/>
        </draw:line>
        <draw:frame draw:style-name="gr4" draw:text-style-name="P15" draw:layer="layout" svg:width="2.28cm" svg:height="0.533cm" svg:x="2.139cm" svg:y="24.978cm">
          <draw:text-box>
            <text:p text:style-name="P14"><text:span text:style-name="T6">Богданов</text:span></text:p>
          </draw:text-box>
        </draw:frame>
        <draw:line draw:style-name="gr2" draw:text-style-name="P1" draw:layer="layout" svg:x1="0.789cm" svg:y1="22.373cm" svg:x2="1.288cm" svg:y2="22.373cm">
          <text:p/>
        </draw:line>
        <draw:line draw:style-name="gr1" draw:text-style-name="P1" draw:layer="layout" svg:x1="17.043cm" svg:y1="28.044cm" svg:x2="18.858cm" svg:y2="28.044cm">
          <text:p/>
        </draw:line>
        <draw:frame draw:style-name="gr12" draw:text-style-name="P19" draw:layer="layout" svg:width="1.368cm" svg:height="0.468cm" svg:x="17.5cm" svg:y="27.982cm">
          <draw:text-box>
            <text:p text:style-name="P18"><text:span text:style-name="T11">Формат А4</text:span></text:p>
          </draw:text-box>
        </draw:frame>
        <draw:frame draw:style-name="gr13" draw:text-style-name="P20" draw:layer="layout" svg:width="7.468cm" svg:height="13.97cm" svg:x="9.677cm" svg:y="5.08cm">
          <draw:image xlink:href="Pictures/10000001000001E70000038F6184BED21EB2A497.png" xlink:type="simple" xlink:show="embed" xlink:actuate="onLoad" draw:mime-type="image/png">
            <text:p/>
          </draw:image>
        </draw:frame>
        <draw:frame draw:style-name="gr13" draw:text-style-name="P20" draw:layer="layout" svg:width="7.793cm" svg:height="14.578cm" svg:x="1.587cm" svg:y="4.762cm">
          <draw:image xlink:href="Pictures/10000001000001E70000038F88F05FDB75ECCA4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GOST type B" svg:font-family="'GOST type B'"/>
    <style:font-face style:name="GOST type B1" svg:font-family="'GOST type B'" style:font-pitch="variable"/>
    <style:font-face style:name="Gost type b" svg:font-family="'Gost type b'"/>
    <style:font-face style:name="Gost type b1" svg:font-family="'Gost type b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11cm" fo:page-height="28.4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5-31T01:24:40.823572544</dc:date>
    <dc:language>en-US</dc:language>
    <meta:creation-date>2023-05-28T15:37:42Z</meta:creation-date>
    <meta:initial-creator>Lenovo</meta:initial-creator>
    <meta:generator>LibreOffice/7.3.7.2$Linux_X86_64 LibreOffice_project/30$Build-2</meta:generator>
    <meta:editing-duration>PT1H50M3S</meta:editing-duration>
    <meta:editing-cycles>14</meta:editing-cycles>
    <meta:document-statistic meta:object-count="58"/>
  </office:meta>
</office:document-meta>
</file>